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AIZA CCARHUACHIN NAYSHA LUCE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OAIZA CCARHUACHIN, NAYSHA LUCE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7488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HUAMAN MAMANI, ANNY CECILI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581496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</text:p>
          </table:table-cell>
          <table:table-cell table:style-name="Tableau1.A2" office:value-type="string">
            <text:p text:style-name="P14">34.77</text:p>
          </table:table-cell>
          <table:table-cell table:style-name="Tableau1.D2" office:value-type="string">
            <text:p text:style-name="P13">104.31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4.31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MUSCOVY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0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3:14:5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